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CIcons" svg:font-family="CCIcons"/>
    <style:font-face style:name="CCIcons1" svg:font-family="CCIcon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nconsolata" svg:font-family="Inconsolata"/>
    <style:font-face style:name="Inconsolata1" svg:font-family="Inconsolata" style:font-pitch="variable"/>
    <style:font-face style:name="Inter" svg:font-family="Inter"/>
    <style:font-face style:name="Inter1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08cm" fo:min-width="0.3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164cm" fo:min-width="0.16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6cm" fo:min-width="0.21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8cm" fo:min-width="0.1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fill-color="#729fcf" draw:textarea-horizontal-align="left" draw:textarea-vertical-align="top" draw:auto-grow-height="true" draw:auto-grow-width="true" fo:min-height="0.338cm" fo:min-width="0.3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85cm" fo:min-width="0.18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4" style:family="paragraph">
      <loext:graphic-properties draw:fill="none"/>
      <style:text-properties fo:font-size="4.69999980926514pt" style:font-size-asian="4.69999980926514pt" style:font-size-complex="4.69999980926514pt"/>
    </style:style>
    <style:style style:name="P5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6.19999980926514pt" style:font-size-asian="6.19999980926514pt" style:font-size-complex="6.19999980926514pt"/>
    </style:style>
    <style:style style:name="P8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9" style:family="paragraph">
      <loext:graphic-properties draw:fill="none" draw:fill-color="#729fcf"/>
      <style:text-properties fo:font-size="9.60000038146973pt" style:font-size-asian="9.60000038146973pt" style:font-size-complex="9.60000038146973pt"/>
    </style:style>
    <style:style style:name="P10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T1" style:family="text">
      <style:text-properties fo:color="#000000" loext:opacity="100%" style:font-name="Inter" fo:font-size="8.80000019073486pt" fo:font-weight="normal" style:font-name-asian="Inter" style:font-size-asian="8.80000019073486pt" style:font-weight-asian="normal" style:font-name-complex="Inter" style:font-size-complex="8.80000019073486pt" style:font-weight-complex="normal"/>
    </style:style>
    <style:style style:name="T2" style:family="text">
      <style:text-properties fo:color="#000000" loext:opacity="100%" style:font-name="Inconsolata" fo:font-size="8.80000019073486pt" fo:font-weight="normal" style:font-name-asian="Inconsolata" style:font-size-asian="8.80000019073486pt" style:font-weight-asian="normal" style:font-name-complex="Inconsolata" style:font-size-complex="8.80000019073486pt" style:font-weight-complex="normal"/>
    </style:style>
    <style:style style:name="T3" style:family="text">
      <style:text-properties fo:color="#000000" loext:opacity="100%" style:font-name="Inter" fo:font-size="4.69999980926514pt" fo:font-weight="bold" style:font-name-asian="Inter" style:font-size-asian="4.69999980926514pt" style:font-weight-asian="bold" style:font-name-complex="Inter" style:font-size-complex="4.69999980926514pt" style:font-weight-complex="bold"/>
    </style:style>
    <style:style style:name="T4" style:family="text">
      <style:text-properties fo:color="#000000" loext:opacity="100%" style:font-name="Inter" fo:font-size="9.60000038146973pt" fo:font-weight="normal" style:font-name-asian="Inter" style:font-size-asian="9.60000038146973pt" style:font-weight-asian="normal" style:font-name-complex="Inter" style:font-size-complex="9.60000038146973pt" style:font-weight-complex="normal"/>
    </style:style>
    <style:style style:name="T5" style:family="text">
      <style:text-properties fo:color="#000000" loext:opacity="100%" style:font-name="Inter" fo:font-size="6.19999980926514pt" fo:font-weight="bold" style:font-name-asian="Inter" style:font-size-asian="6.19999980926514pt" style:font-weight-asian="bold" style:font-name-complex="Inter" style:font-size-complex="6.19999980926514pt" style:font-weight-complex="bold"/>
    </style:style>
    <style:style style:name="T6" style:family="text">
      <style:text-properties fo:color="#000000" loext:opacity="100%" style:font-name="Inter" fo:font-size="9.60000038146973pt" fo:font-style="italic" fo:font-weight="normal" style:font-name-asian="Inter" style:font-size-asian="9.60000038146973pt" style:font-style-asian="italic" style:font-weight-asian="normal" style:font-name-complex="Inter" style:font-size-complex="9.60000038146973pt" style:font-style-complex="italic" style:font-weight-complex="normal"/>
    </style:style>
    <style:style style:name="T7" style:family="text">
      <style:text-properties fo:color="#000000" loext:opacity="100%" style:font-name="Inter" fo:font-size="5.19999980926514pt" fo:font-weight="bold" style:font-name-asian="Inter" style:font-size-asian="5.19999980926514pt" style:font-weight-asian="bold" style:font-name-complex="Inter" style:font-size-complex="5.19999980926514pt" style:font-weight-complex="bold"/>
    </style:style>
    <style:style style:name="T8" style:family="text">
      <style:text-properties fo:color="#ff0000" loext:opacity="100%" style:font-name="Inter" fo:font-size="9.60000038146973pt" fo:font-weight="normal" style:font-name-asian="Inter" style:font-size-asian="9.60000038146973pt" style:font-weight-asian="normal" style:font-name-complex="Inter" style:font-size-complex="9.60000038146973pt" style:font-weight-complex="normal"/>
    </style:style>
    <style:style style:name="T9" style:family="text">
      <style:text-properties fo:color="#000000" loext:opacity="100%" style:font-name="CCIcons" fo:font-size="10.8999996185303pt" fo:font-weight="normal" style:font-name-asian="CCIcons" style:font-size-asian="10.8999996185303pt" style:font-weight-asian="normal" style:font-name-complex="CCIcons" style:font-size-complex="10.8999996185303pt" style:font-weight-complex="normal"/>
    </style:style>
    <style:style style:name="T10" style:family="text">
      <style:text-properties fo:color="#4080ec" loext:opacity="100%" style:font-name="Inter" fo:font-size="9.60000038146973pt" fo:font-weight="normal" style:font-name-asian="Inter" style:font-size-asian="9.60000038146973pt" style:font-weight-asian="normal" style:font-name-complex="Inter" style:font-size-complex="9.60000038146973pt" style:font-weight-complex="normal"/>
    </style:style>
    <style:style style:name="T11" style:family="text">
      <style:text-properties fo:color="#000000" loext:opacity="100%" style:font-name="Inter" fo:font-size="5.19999980926514pt" fo:font-weight="normal" style:font-name-asian="Inter" style:font-size-asian="5.19999980926514pt" style:font-weight-asian="normal" style:font-name-complex="Inter" style:font-size-complex="5.1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21cm" svg:height="0.21cm" svg:x="2.17cm" svg:y="2.158cm" svg:viewBox="0 0 211 211" svg:d="M211 106c0-58-47-106-105-106s-106 48-106 106 48 105 106 105 105-47 105-105z">
          <text:p/>
        </draw:path>
        <draw:path draw:style-name="gr1" draw:text-style-name="P1" draw:layer="layout" svg:width="0.2cm" svg:height="0.2cm" svg:x="2.415cm" svg:y="2.163cm" svg:viewBox="0 0 201 201" svg:d="M181 0h-161c-11 0-20 9-20 20v161c0 11 9 20 20 20h161c11 0 20-9 20-20v-161c0-11-9-20-20-20z">
          <text:p/>
        </draw:path>
        <draw:path draw:style-name="gr1" draw:text-style-name="P1" draw:layer="layout" svg:width="0.2cm" svg:height="0.2cm" svg:x="2.655cm" svg:y="2.163cm" svg:viewBox="0 0 201 201" svg:d="M181 0h-161c-11 0-20 9-20 20v161c0 11 9 20 20 20h161c11 0 20-9 20-20v-161c0-11-9-20-20-20z">
          <text:p/>
        </draw:path>
        <draw:path draw:style-name="gr1" draw:text-style-name="P1" draw:layer="layout" svg:width="0.2cm" svg:height="0.2cm" svg:x="2.175cm" svg:y="2.403cm" svg:viewBox="0 0 201 201" svg:d="M181 0h-161c-11 0-20 9-20 20v161c0 11 9 20 20 20h161c11 0 20-9 20-20v-161c0-11-9-20-20-20z">
          <text:p/>
        </draw:path>
        <draw:path draw:style-name="gr1" draw:text-style-name="P1" draw:layer="layout" svg:width="0.2cm" svg:height="0.2cm" svg:x="2.415cm" svg:y="2.403cm" svg:viewBox="0 0 201 201" svg:d="M181 0h-161c-11 0-20 9-20 20v161c0 11 9 20 20 20h161c11 0 20-9 20-20v-161c0-11-9-20-20-20z">
          <text:p/>
        </draw:path>
        <draw:path draw:style-name="gr1" draw:text-style-name="P1" draw:layer="layout" svg:width="0.2cm" svg:height="0.2cm" svg:x="2.175cm" svg:y="2.643cm" svg:viewBox="0 0 201 201" svg:d="M181 0h-161c-11 0-20 9-20 20v161c0 11 9 20 20 20h161c11 0 20-9 20-20v-161c0-11-9-20-20-20z">
          <text:p/>
        </draw:path>
        <draw:path draw:style-name="gr1" draw:text-style-name="P1" draw:layer="layout" svg:width="0.2cm" svg:height="0.2cm" svg:x="2.415cm" svg:y="2.643cm" svg:viewBox="0 0 201 201" svg:d="M181 0h-161c-11 0-20 9-20 20v161c0 11 9 20 20 20h161c11 0 20-9 20-20v-161c0-11-9-20-20-20z">
          <text:p/>
        </draw:path>
        <draw:path draw:style-name="gr1" draw:text-style-name="P1" draw:layer="layout" svg:width="0.2cm" svg:height="0.2cm" svg:x="2.655cm" svg:y="2.643cm" svg:viewBox="0 0 201 201" svg:d="M181 0h-161c-11 0-20 9-20 20v161c0 11 9 20 20 20h161c11 0 20-9 20-20v-161c0-11-9-20-20-20z">
          <text:p/>
        </draw:path>
        <draw:path draw:style-name="gr1" draw:text-style-name="P1" draw:layer="layout" svg:width="0.2cm" svg:height="0.2cm" svg:x="2.175cm" svg:y="2.883cm" svg:viewBox="0 0 201 201" svg:d="M181 0h-161c-11 0-20 9-20 21v160c0 11 9 20 20 20h161c11 0 20-9 20-20v-160c0-12-9-21-20-21z">
          <text:p/>
        </draw:path>
        <draw:path draw:style-name="gr1" draw:text-style-name="P1" draw:layer="layout" svg:width="0.2cm" svg:height="0.2cm" svg:x="2.415cm" svg:y="2.883cm" svg:viewBox="0 0 201 201" svg:d="M181 0h-161c-11 0-20 9-20 21v160c0 11 9 20 20 20h161c11 0 20-9 20-20v-160c0-12-9-21-20-21z">
          <text:p/>
        </draw:path>
        <draw:frame draw:style-name="gr2" draw:text-style-name="P3" draw:layer="layout" svg:width="4.93cm" svg:height="0.378cm" svg:x="3.277cm" svg:y="2.221cm">
          <draw:text-box>
            <text:p text:style-name="P2"><text:span text:style-name="T1">Engenharia de Telecomunicações</text:span></text:p>
          </draw:text-box>
        </draw:frame>
        <draw:frame draw:style-name="gr2" draw:text-style-name="P3" draw:layer="layout" svg:width="4.502cm" svg:height="0.378cm" svg:x="14.276cm" svg:y="2.221cm">
          <draw:text-box>
            <text:p text:style-name="P2"><text:span text:style-name="T1">Prof. Emerson Ribeiro de Mello</text:span></text:p>
          </draw:text-box>
        </draw:frame>
        <draw:frame draw:style-name="gr2" draw:text-style-name="P3" draw:layer="layout" svg:width="7.08cm" svg:height="0.378cm" svg:x="3.277cm" svg:y="2.795cm">
          <draw:text-box>
            <text:p text:style-name="P2"><text:span text:style-name="T1">POO129003 – Programação Orientada a Objetos</text:span></text:p>
          </draw:text-box>
        </draw:frame>
        <draw:frame draw:style-name="gr2" draw:text-style-name="P3" draw:layer="layout" svg:width="3.169cm" svg:height="0.42cm" svg:x="16.17cm" svg:y="2.764cm">
          <draw:text-box>
            <text:p text:style-name="P2"><text:span text:style-name="T2">mello@ifsc.edu.br</text:span></text:p>
          </draw:text-box>
        </draw:frame>
        <draw:frame draw:style-name="gr3" draw:text-style-name="P4" draw:layer="layout" svg:width="1.259cm" svg:height="0.2cm" svg:x="5.536cm" svg:y="3.718cm">
          <draw:text-box>
            <text:p text:style-name="P2"><text:span text:style-name="T3">Laboratório 04:</text:span></text:p>
          </draw:text-box>
        </draw:frame>
        <draw:frame draw:style-name="gr4" draw:text-style-name="P5" draw:layer="layout" svg:width="7.245cm" svg:height="0.412cm" svg:x="8.222cm" svg:y="3.55cm">
          <draw:text-box>
            <text:p text:style-name="P2"><text:span text:style-name="T4">Modelagem UML e Associação entre Classes</text:span></text:p>
          </draw:text-box>
        </draw:frame>
        <draw:line draw:style-name="gr5" draw:text-style-name="P6" draw:layer="layout" svg:x1="2.05cm" svg:y1="2.007cm" svg:x2="18.949cm" svg:y2="2.007cm">
          <text:p/>
        </draw:line>
        <draw:line draw:style-name="gr5" draw:text-style-name="P6" draw:layer="layout" svg:x1="2.057cm" svg:y1="4.924cm" svg:x2="2.057cm" svg:y2="2.007cm">
          <text:p/>
        </draw:line>
        <draw:line draw:style-name="gr5" draw:text-style-name="P6" draw:layer="layout" svg:x1="18.942cm" svg:y1="4.924cm" svg:x2="18.942cm" svg:y2="2.007cm">
          <text:p/>
        </draw:line>
        <draw:line draw:style-name="gr5" draw:text-style-name="P6" draw:layer="layout" svg:x1="2.05cm" svg:y1="4.924cm" svg:x2="18.949cm" svg:y2="4.924cm">
          <text:p/>
        </draw:line>
        <draw:frame draw:style-name="gr2" draw:text-style-name="P3" draw:layer="layout" svg:width="1.759cm" svg:height="0.378cm" svg:x="17.068cm" svg:y="4.478cm">
          <draw:text-box>
            <text:p text:style-name="P2"><text:span text:style-name="T1">29/04/2026</text:span></text:p>
          </draw:text-box>
        </draw:frame>
        <draw:frame draw:style-name="gr6" draw:text-style-name="P7" draw:layer="layout" svg:width="0.216cm" svg:height="0.259cm" svg:x="2cm" svg:y="6.483cm">
          <draw:text-box>
            <text:p text:style-name="P2"><text:span text:style-name="T5">1</text:span></text:p>
          </draw:text-box>
        </draw:frame>
        <draw:frame draw:style-name="gr6" draw:text-style-name="P7" draw:layer="layout" svg:width="4.307cm" svg:height="0.259cm" svg:x="2.637cm" svg:y="6.483cm">
          <draw:text-box>
            <text:p text:style-name="P2"><text:span text:style-name="T5">Modelagem de diagrama de classes UML</text:span></text:p>
          </draw:text-box>
        </draw:frame>
        <draw:frame draw:style-name="gr4" draw:text-style-name="P5" draw:layer="layout" svg:width="17.443cm" svg:height="0.412cm" svg:x="2cm" svg:y="7.268cm">
          <draw:text-box>
            <text:p text:style-name="P2"><text:span text:style-name="T4">Para cada um dos seguintes cenários, crie um diagrama de classes UML que represente as entidades envol-</text:span></text:p>
          </draw:text-box>
        </draw:frame>
        <draw:frame draw:style-name="gr4" draw:text-style-name="P5" draw:layer="layout" svg:width="17.261cm" svg:height="0.412cm" svg:x="2cm" svg:y="7.746cm">
          <draw:text-box>
            <text:p text:style-name="P2"><text:span text:style-name="T4">vidas e seus relacionamentos. Lembre-se de identificar os tipos de associação (agregação ou composição)</text:span></text:p>
          </draw:text-box>
        </draw:frame>
        <draw:frame draw:style-name="gr4" draw:text-style-name="P5" draw:layer="layout" svg:width="17.49cm" svg:height="0.412cm" svg:x="2cm" svg:y="8.224cm">
          <draw:text-box>
            <text:p text:style-name="P2"><text:span text:style-name="T4">e </text:span><text:span text:style-name="T4">a</text:span><text:span text:style-name="T4">s </text:span><text:span text:style-name="T4">m</text:span><text:span text:style-name="T4">u</text:span><text:span text:style-name="T4">lt</text:span><text:span text:style-name="T4">i</text:span><text:span text:style-name="T4">p</text:span><text:span text:style-name="T4">li</text:span><text:span text:style-name="T4">ci</text:span><text:span text:style-name="T4">d</text:span><text:span text:style-name="T4">a</text:span><text:span text:style-name="T4">d</text:span><text:span text:style-name="T4">e</text:span><text:span text:style-name="T4">s </text:span><text:span text:style-name="T4"></text:span><text:span text:style-name="T4">1, </text:span><text:span text:style-name="T4">0</text:span><text:span text:style-name="T4">..</text:span><text:span text:style-name="T4">1, </text:span><text:span text:style-name="T4">*</text:span><text:span text:style-name="T4">, </text:span><text:span text:style-name="T4">e</text:span><text:span text:style-name="T4">t</text:span><text:span text:style-name="T4">c</text:span><text:span text:style-name="T4">.) </text:span><text:span text:style-name="T4">e</text:span><text:span text:style-name="T4">n</text:span><text:span text:style-name="T4">tr</text:span><text:span text:style-name="T4">e </text:span><text:span text:style-name="T4">a</text:span><text:span text:style-name="T4">s </text:span><text:span text:style-name="T4">cl</text:span><text:span text:style-name="T4">a</text:span><text:span text:style-name="T4">s</text:span><text:span text:style-name="T4">s</text:span><text:span text:style-name="T4">e</text:span><text:span text:style-name="T4">s</text:span><text:span text:style-name="T4">. </text:span><text:span text:style-name="T4">É </text:span><text:span text:style-name="T4">i</text:span><text:span text:style-name="T4">m</text:span><text:span text:style-name="T4">p</text:span><text:span text:style-name="T4">o</text:span><text:span text:style-name="T4">rt</text:span><text:span text:style-name="T4">a</text:span><text:span text:style-name="T4">n</text:span><text:span text:style-name="T4">t</text:span><text:span text:style-name="T4">e </text:span><text:span text:style-name="T4">c</text:span><text:span text:style-name="T4">o</text:span><text:span text:style-name="T4">l</text:span><text:span text:style-name="T4">o</text:span><text:span text:style-name="T4">c</text:span><text:span text:style-name="T4">a</text:span><text:span text:style-name="T4">r </text:span><text:span text:style-name="T4">t</text:span><text:span text:style-name="T4">o</text:span><text:span text:style-name="T4">d</text:span><text:span text:style-name="T4">o</text:span><text:span text:style-name="T4">s </text:span><text:span text:style-name="T4">o</text:span><text:span text:style-name="T4">s </text:span><text:span text:style-name="T4">a</text:span><text:span text:style-name="T4">tr</text:span><text:span text:style-name="T4">i</text:span><text:span text:style-name="T4">b</text:span><text:span text:style-name="T4">u</text:span><text:span text:style-name="T4">t</text:span><text:span text:style-name="T4">o</text:span><text:span text:style-name="T4">s </text:span><text:span text:style-name="T4">r</text:span><text:span text:style-name="T4">e</text:span><text:span text:style-name="T4">l</text:span><text:span text:style-name="T4">e</text:span><text:span text:style-name="T4">v</text:span><text:span text:style-name="T4">a</text:span><text:span text:style-name="T4">n</text:span><text:span text:style-name="T4">t</text:span><text:span text:style-name="T4">e</text:span><text:span text:style-name="T4">s </text:span><text:span text:style-name="T4">p</text:span><text:span text:style-name="T4">a</text:span><text:span text:style-name="T4">r</text:span><text:span text:style-name="T4">a</text:span></text:p>
          </draw:text-box>
        </draw:frame>
        <draw:frame draw:style-name="gr4" draw:text-style-name="P5" draw:layer="layout" svg:width="17.414cm" svg:height="0.412cm" svg:x="2cm" svg:y="8.702cm">
          <draw:text-box>
            <text:p text:style-name="P2"><text:span text:style-name="T4">cada </text:span><text:span text:style-name="T4">classe</text:span><text:span text:style-name="T4">, bem </text:span><text:span text:style-name="T4">como </text:span><text:span text:style-name="T4">os </text:span><text:span text:style-name="T4">métod</text:span><text:span text:style-name="T4">os </text:span><text:span text:style-name="T4">básico</text:span><text:span text:style-name="T4">s que </text:span><text:span text:style-name="T4">possa</text:span><text:span text:style-name="T4">m ser </text:span><text:span text:style-name="T4">neces</text:span><text:span text:style-name="T4">sários </text:span><text:span text:style-name="T4">para </text:span><text:span text:style-name="T4">demo</text:span><text:span text:style-name="T4">nstrar </text:span><text:span text:style-name="T4">as </text:span><text:span text:style-name="T4">relaçõ</text:span><text:span text:style-name="T4">es </text:span><text:span text:style-name="T4">entre</text:span></text:p>
          </draw:text-box>
        </draw:frame>
        <draw:frame draw:style-name="gr4" draw:text-style-name="P5" draw:layer="layout" svg:width="1.755cm" svg:height="0.412cm" svg:x="2cm" svg:y="9.18cm">
          <draw:text-box>
            <text:p text:style-name="P2"><text:span text:style-name="T4">a</text:span><text:span text:style-name="T4">s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e</text:span><text:span text:style-name="T4">s</text:span><text:span text:style-name="T4">.</text:span></text:p>
          </draw:text-box>
        </draw:frame>
        <draw:frame draw:style-name="gr4" draw:text-style-name="P5" draw:layer="layout" svg:width="9.84cm" svg:height="0.412cm" svg:x="3.888cm" svg:y="9.18cm">
          <draw:text-box>
            <text:p text:style-name="P2"><text:span text:style-name="T4">N</text:span><text:span text:style-name="T4">ã</text:span><text:span text:style-name="T4">o </text:span><text:span text:style-name="T4">é </text:span><text:span text:style-name="T4">n</text:span><text:span text:style-name="T4">e</text:span><text:span text:style-name="T4">c</text:span><text:span text:style-name="T4">e</text:span><text:span text:style-name="T4">s</text:span><text:span text:style-name="T4">s</text:span><text:span text:style-name="T4">á</text:span><text:span text:style-name="T4">ri</text:span><text:span text:style-name="T4">o </text:span><text:span text:style-name="T4">c</text:span><text:span text:style-name="T4">o</text:span><text:span text:style-name="T4">l</text:span><text:span text:style-name="T4">o</text:span><text:span text:style-name="T4">c</text:span><text:span text:style-name="T4">a</text:span><text:span text:style-name="T4">r </text:span><text:span text:style-name="T4">m</text:span><text:span text:style-name="T4">é</text:span><text:span text:style-name="T4">t</text:span><text:span text:style-name="T4">o</text:span><text:span text:style-name="T4">d</text:span><text:span text:style-name="T4">o</text:span><text:span text:style-name="T4">s </text:span><text:span text:style-name="T4">t</text:span><text:span text:style-name="T4">ri</text:span><text:span text:style-name="T4">v</text:span><text:span text:style-name="T4">i</text:span><text:span text:style-name="T4">a</text:span><text:span text:style-name="T4">i</text:span><text:span text:style-name="T4">s </text:span><text:span text:style-name="T4">(</text:span><text:span text:style-name="T6">g</text:span><text:span text:style-name="T6">e</text:span><text:span text:style-name="T6">t</text:span><text:span text:style-name="T6">t</text:span><text:span text:style-name="T6">e</text:span><text:span text:style-name="T6">r</text:span><text:span text:style-name="T6">s</text:span><text:span text:style-name="T4"> </text:span><text:span text:style-name="T4">e</text:span><text:span text:style-name="T6"> </text:span><text:span text:style-name="T6">s</text:span><text:span text:style-name="T6">e</text:span><text:span text:style-name="T6">t</text:span><text:span text:style-name="T6">t</text:span><text:span text:style-name="T6">e</text:span><text:span text:style-name="T6">r</text:span><text:span text:style-name="T6">s</text:span><text:span text:style-name="T4">).</text:span></text:p>
          </draw:text-box>
        </draw:frame>
        <draw:frame draw:style-name="gr7" draw:text-style-name="P8" draw:layer="layout" svg:width="0.235cm" svg:height="0.221cm" svg:x="2cm" svg:y="10.426cm">
          <draw:text-box>
            <text:p text:style-name="P2"><text:span text:style-name="T7">1.1</text:span></text:p>
          </draw:text-box>
        </draw:frame>
        <draw:frame draw:style-name="gr7" draw:text-style-name="P8" draw:layer="layout" svg:width="2.821cm" svg:height="0.221cm" svg:x="2.782cm" svg:y="10.426cm">
          <draw:text-box>
            <text:p text:style-name="P2"><text:span text:style-name="T7">Sistema de comércio eletrônico</text:span></text:p>
          </draw:text-box>
        </draw:frame>
        <draw:frame draw:style-name="gr8" draw:text-style-name="P9" draw:layer="layout" svg:width="11.851cm" svg:height="0.412cm" svg:x="2cm" svg:y="11.028cm">
          <draw:text-box>
            <text:p text:style-name="P2"><text:span text:style-name="T4">Um </text:span><text:span text:style-name="T8">produto</text:span><text:span text:style-name="T4"> </text:span><text:span text:style-name="T4">tem uma </text:span><text:span text:style-name="T4">descriçã</text:span><text:span text:style-name="T4">o, um </text:span><text:span text:style-name="T4">preço e </text:span><text:span text:style-name="T4">uma </text:span><text:span text:style-name="T4">quantida</text:span><text:span text:style-name="T4">de em </text:span><text:span text:style-name="T4">estoque</text:span><text:span text:style-name="T4">.</text:span></text:p>
          </draw:text-box>
        </draw:frame>
        <draw:frame draw:style-name="gr4" draw:text-style-name="P5" draw:layer="layout" svg:width="4.697cm" svg:height="0.412cm" svg:x="14.216cm" svg:y="11.028cm">
          <draw:text-box>
            <text:p text:style-name="P2"><text:span text:style-name="T4">U</text:span><text:span text:style-name="T4">m</text:span><text:span text:style-name="T4"> </text:span><text:span text:style-name="T4">c</text:span><text:span text:style-name="T4">l</text:span><text:span text:style-name="T4">i</text:span><text:span text:style-name="T4">e</text:span><text:span text:style-name="T4">n</text:span><text:span text:style-name="T4">t</text:span><text:span text:style-name="T4">e</text:span><text:span text:style-name="T4"> </text:span><text:span text:style-name="T4">t</text:span><text:span text:style-name="T4">e</text:span><text:span text:style-name="T4">m</text:span><text:span text:style-name="T4"> </text:span><text:span text:style-name="T4">u</text:span><text:span text:style-name="T4">m</text:span><text:span text:style-name="T4"> </text:span><text:span text:style-name="T4">n</text:span><text:span text:style-name="T4">o</text:span><text:span text:style-name="T4">m</text:span><text:span text:style-name="T4">e</text:span><text:span text:style-name="T4">, </text:span><text:span text:style-name="T4">u</text:span><text:span text:style-name="T4">m</text:span></text:p>
          </draw:text-box>
        </draw:frame>
        <draw:frame draw:style-name="gr4" draw:text-style-name="P5" draw:layer="layout" svg:width="17.379cm" svg:height="0.412cm" svg:x="2cm" svg:y="11.506cm">
          <draw:text-box>
            <text:p text:style-name="P2"><text:span text:style-name="T4">e-mail e um ou </text:span><text:span text:style-name="T8">mais endereços</text:span><text:span text:style-name="T4"> de entrega. Um cliente pode fazer um ou mais pedidos. </text:span><text:span text:style-name="T8">Um </text:span><text:span text:style-name="T8">pedido</text:span><text:span text:style-name="T4"> tem uma</text:span></text:p>
          </draw:text-box>
        </draw:frame>
        <draw:frame draw:style-name="gr4" draw:text-style-name="P5" draw:layer="layout" svg:width="17.092cm" svg:height="0.412cm" svg:x="2cm" svg:y="11.984cm">
          <draw:text-box>
            <text:p text:style-name="P2"><text:span text:style-name="T4">data, uma situação (pendente, pago, </text:span><text:span text:style-name="T4">entregue, cancelado), um ou mais </text:span><text:span text:style-name="T4">produtos, sendo que cada produto</text:span></text:p>
          </draw:text-box>
        </draw:frame>
        <draw:frame draw:style-name="gr4" draw:text-style-name="P5" draw:layer="layout" svg:width="6.602cm" svg:height="0.412cm" svg:x="2cm" svg:y="12.462cm">
          <draw:text-box>
            <text:p text:style-name="P2"><text:span text:style-name="T4">tem uma </text:span><text:span text:style-name="T4">quantidade e </text:span><text:span text:style-name="T4">um preço </text:span><text:span text:style-name="T4">unitário.</text:span></text:p>
          </draw:text-box>
        </draw:frame>
        <draw:frame draw:style-name="gr7" draw:text-style-name="P8" draw:layer="layout" svg:width="0.26cm" svg:height="0.221cm" svg:x="2cm" svg:y="13.708cm">
          <draw:text-box>
            <text:p text:style-name="P2"><text:span text:style-name="T7">1.</text:span><text:span text:style-name="T7">2</text:span></text:p>
          </draw:text-box>
        </draw:frame>
        <draw:frame draw:style-name="gr7" draw:text-style-name="P8" draw:layer="layout" svg:width="2.847cm" svg:height="0.221cm" svg:x="2.889cm" svg:y="13.708cm">
          <draw:text-box>
            <text:p text:style-name="P2"><text:span text:style-name="T7">Sistema de </text:span><text:span text:style-name="T7">avaliações de </text:span><text:span text:style-name="T7">filmes</text:span></text:p>
          </draw:text-box>
        </draw:frame>
        <draw:frame draw:style-name="gr4" draw:text-style-name="P5" draw:layer="layout" svg:width="14.675cm" svg:height="0.412cm" svg:x="2cm" svg:y="14.311cm">
          <draw:text-box>
            <text:p text:style-name="P2"><text:span text:style-name="T4">Um filme tem um título, um ano de lançamento, um gênero, um diretor e um ou mais atores.</text:span></text:p>
          </draw:text-box>
        </draw:frame>
        <draw:frame draw:style-name="gr4" draw:text-style-name="P5" draw:layer="layout" svg:width="2.004cm" svg:height="0.412cm" svg:x="17.004cm" svg:y="14.311cm">
          <draw:text-box>
            <text:p text:style-name="P2"><text:span text:style-name="T4">Um ator tem</text:span></text:p>
          </draw:text-box>
        </draw:frame>
        <draw:frame draw:style-name="gr4" draw:text-style-name="P5" draw:layer="layout" svg:width="5.933cm" svg:height="0.412cm" svg:x="2cm" svg:y="14.789cm">
          <draw:text-box>
            <text:p text:style-name="P2"><text:span text:style-name="T4">um nome e uma data de nascimento.</text:span></text:p>
          </draw:text-box>
        </draw:frame>
        <draw:frame draw:style-name="gr4" draw:text-style-name="P5" draw:layer="layout" svg:width="6.89cm" svg:height="0.412cm" svg:x="8.272cm" svg:y="14.789cm">
          <draw:text-box>
            <text:p text:style-name="P2"><text:span text:style-name="T4">Um filme pode ter uma ou mais </text:span><text:span text:style-name="T4">avaliações,</text:span></text:p>
          </draw:text-box>
        </draw:frame>
        <draw:frame draw:style-name="gr4" draw:text-style-name="P5" draw:layer="layout" svg:width="3.473cm" svg:height="0.412cm" svg:x="15.464cm" svg:y="14.789cm">
          <draw:text-box>
            <text:p text:style-name="P2"><text:span text:style-name="T4">e cada </text:span><text:span text:style-name="T4">avaliaç</text:span><text:span text:style-name="T4">ão </text:span><text:span text:style-name="T4">está</text:span></text:p>
          </draw:text-box>
        </draw:frame>
        <draw:frame draw:style-name="gr4" draw:text-style-name="P5" draw:layer="layout" svg:width="7.829cm" svg:height="0.412cm" svg:x="2cm" svg:y="15.267cm">
          <draw:text-box>
            <text:p text:style-name="P2"><text:span text:style-name="T4">associada a um único filme e a um único usuário.</text:span></text:p>
          </draw:text-box>
        </draw:frame>
        <draw:frame draw:style-name="gr4" draw:text-style-name="P5" draw:layer="layout" svg:width="8.126cm" svg:height="0.412cm" svg:x="10.091cm" svg:y="15.267cm">
          <draw:text-box>
            <text:p text:style-name="P2"><text:span text:style-name="T4">Um usuário tem </text:span><text:span text:style-name="T4">um nome, um e-</text:span><text:span text:style-name="T4">mail e uma senha.</text:span></text:p>
          </draw:text-box>
        </draw:frame>
        <draw:frame draw:style-name="gr4" draw:text-style-name="P5" draw:layer="layout" svg:width="0.548cm" svg:height="0.412cm" svg:x="18.451cm" svg:y="15.267cm">
          <draw:text-box>
            <text:p text:style-name="P2"><text:span text:style-name="T4">Um</text:span></text:p>
          </draw:text-box>
        </draw:frame>
        <draw:frame draw:style-name="gr4" draw:text-style-name="P5" draw:layer="layout" svg:width="6.31cm" svg:height="0.412cm" svg:x="2cm" svg:y="15.745cm">
          <draw:text-box>
            <text:p text:style-name="P2"><text:span text:style-name="T4">usuário pode avaliar um ou mais filmes.</text:span></text:p>
          </draw:text-box>
        </draw:frame>
        <draw:frame draw:style-name="gr4" draw:text-style-name="P5" draw:layer="layout" svg:width="9.138cm" svg:height="0.412cm" svg:x="8.452cm" svg:y="15.745cm">
          <draw:text-box>
            <text:p text:style-name="P2"><text:span text:style-name="T4">Uma avaliação tem </text:span><text:span text:style-name="T4">uma nota (de 1 a </text:span><text:span text:style-name="T4">5) e um </text:span><text:span text:style-name="T4">comentário.</text:span></text:p>
          </draw:text-box>
        </draw:frame>
        <draw:frame draw:style-name="gr7" draw:text-style-name="P8" draw:layer="layout" svg:width="0.264cm" svg:height="0.221cm" svg:x="2cm" svg:y="16.99cm">
          <draw:text-box>
            <text:p text:style-name="P2"><text:span text:style-name="T7">1.3</text:span></text:p>
          </draw:text-box>
        </draw:frame>
        <draw:frame draw:style-name="gr7" draw:text-style-name="P8" draw:layer="layout" svg:width="2.495cm" svg:height="0.221cm" svg:x="2.886cm" svg:y="16.99cm">
          <draw:text-box>
            <text:p text:style-name="P2"><text:span text:style-name="T7">Sistema de gestão de frotas</text:span></text:p>
          </draw:text-box>
        </draw:frame>
        <draw:frame draw:style-name="gr4" draw:text-style-name="P5" draw:layer="layout" svg:width="3.372cm" svg:height="0.412cm" svg:x="2cm" svg:y="17.593cm">
          <draw:text-box>
            <text:p text:style-name="P2"><text:span text:style-name="T4">Uma empresa </text:span><text:span text:style-name="T4">possui</text:span></text:p>
          </draw:text-box>
        </draw:frame>
        <draw:frame draw:style-name="gr4" draw:text-style-name="P5" draw:layer="layout" svg:width="3.562cm" svg:height="0.412cm" svg:x="5.511cm" svg:y="17.593cm">
          <draw:text-box>
            <text:p text:style-name="P2"><text:span text:style-name="T4">uma </text:span><text:span text:style-name="T4">frot</text:span><text:span text:style-name="T4">a de </text:span><text:span text:style-name="T4">veíc</text:span><text:span text:style-name="T4">ulos</text:span><text:span text:style-name="T4">.</text:span></text:p>
          </draw:text-box>
        </draw:frame>
        <draw:frame draw:style-name="gr4" draw:text-style-name="P5" draw:layer="layout" svg:width="9.569cm" svg:height="0.412cm" svg:x="9.281cm" svg:y="17.593cm">
          <draw:text-box>
            <text:p text:style-name="P2"><text:span text:style-name="T4">Cada veículo </text:span><text:span text:style-name="T4">tem um </text:span><text:span text:style-name="T4">modelo, uma </text:span><text:span text:style-name="T4">placa e um </text:span><text:span text:style-name="T4">ano de fabri-</text:span></text:p>
          </draw:text-box>
        </draw:frame>
        <draw:frame draw:style-name="gr4" draw:text-style-name="P5" draw:layer="layout" svg:width="1.06cm" svg:height="0.412cm" svg:x="2cm" svg:y="18.071cm">
          <draw:text-box>
            <text:p text:style-name="P2"><text:span text:style-name="T4">cação.</text:span></text:p>
          </draw:text-box>
        </draw:frame>
        <draw:frame draw:style-name="gr4" draw:text-style-name="P5" draw:layer="layout" svg:width="13.561cm" svg:height="0.412cm" svg:x="3.268cm" svg:y="18.071cm">
          <draw:text-box>
            <text:p text:style-name="P2"><text:span text:style-name="T4">A empresa tem vários motoristas, e cada motorista pode dirigir um ou mais veículos.</text:span></text:p>
          </draw:text-box>
        </draw:frame>
        <draw:frame draw:style-name="gr4" draw:text-style-name="P5" draw:layer="layout" svg:width="1.725cm" svg:height="0.412cm" svg:x="17.259cm" svg:y="18.071cm">
          <draw:text-box>
            <text:p text:style-name="P2"><text:span text:style-name="T4">A empresa</text:span></text:p>
          </draw:text-box>
        </draw:frame>
        <draw:frame draw:style-name="gr4" draw:text-style-name="P5" draw:layer="layout" svg:width="13.557cm" svg:height="0.412cm" svg:x="2cm" svg:y="18.549cm">
          <draw:text-box>
            <text:p text:style-name="P2"><text:span text:style-name="T4">registra o uso de cada veículo, incluindo a data, o motorista e a distância percorrida.</text:span></text:p>
          </draw:text-box>
        </draw:frame>
        <draw:frame draw:style-name="gr7" draw:text-style-name="P8" draw:layer="layout" svg:width="0.269cm" svg:height="0.221cm" svg:x="2cm" svg:y="19.794cm">
          <draw:text-box>
            <text:p text:style-name="P2"><text:span text:style-name="T7">1.4</text:span></text:p>
          </draw:text-box>
        </draw:frame>
        <draw:frame draw:style-name="gr7" draw:text-style-name="P8" draw:layer="layout" svg:width="3.651cm" svg:height="0.221cm" svg:x="2.906cm" svg:y="19.794cm">
          <draw:text-box>
            <text:p text:style-name="P2"><text:span text:style-name="T7">Sistema de reserva de passagens aéreas</text:span></text:p>
          </draw:text-box>
        </draw:frame>
        <draw:frame draw:style-name="gr4" draw:text-style-name="P5" draw:layer="layout" svg:width="17.164cm" svg:height="0.412cm" svg:x="2cm" svg:y="20.397cm">
          <draw:text-box>
            <text:p text:style-name="P2"><text:span text:style-name="T4">Uma companhia aérea oferece voos para diversos destinos. Cada voo tem um número de voo, um destino,</text:span></text:p>
          </draw:text-box>
        </draw:frame>
        <draw:frame draw:style-name="gr4" draw:text-style-name="P5" draw:layer="layout" svg:width="17.443cm" svg:height="0.412cm" svg:x="2cm" svg:y="20.875cm">
          <draw:text-box>
            <text:p text:style-name="P2"><text:span text:style-name="T4">uma data e uma hora de partida, e uma capacidade máxima de passageiros. Os passageiros podem reservar</text:span></text:p>
          </draw:text-box>
        </draw:frame>
        <draw:frame draw:style-name="gr4" draw:text-style-name="P5" draw:layer="layout" svg:width="17.528cm" svg:height="0.412cm" svg:x="2cm" svg:y="21.353cm">
          <draw:text-box>
            <text:p text:style-name="P2"><text:span text:style-name="T4">assentos em um voo, e cada reserva está associada a um único passageiro e a um único voo. Um passageiro</text:span></text:p>
          </draw:text-box>
        </draw:frame>
        <draw:frame draw:style-name="gr4" draw:text-style-name="P5" draw:layer="layout" svg:width="8.21cm" svg:height="0.412cm" svg:x="2cm" svg:y="21.831cm">
          <draw:text-box>
            <text:p text:style-name="P2"><text:span text:style-name="T4">tem um nome, um e-mail e um número de telefone.</text:span></text:p>
          </draw:text-box>
        </draw:frame>
        <draw:frame draw:style-name="gr6" draw:text-style-name="P7" draw:layer="layout" svg:width="0.216cm" svg:height="0.259cm" svg:x="2cm" svg:y="23.228cm">
          <draw:text-box>
            <text:p text:style-name="P2"><text:span text:style-name="T5">2</text:span></text:p>
          </draw:text-box>
        </draw:frame>
        <draw:frame draw:style-name="gr6" draw:text-style-name="P7" draw:layer="layout" svg:width="2.572cm" svg:height="0.259cm" svg:x="2.726cm" svg:y="23.228cm">
          <draw:text-box>
            <text:p text:style-name="P2"><text:span text:style-name="T5">Implementação em Java</text:span></text:p>
          </draw:text-box>
        </draw:frame>
        <draw:frame draw:style-name="gr4" draw:text-style-name="P5" draw:layer="layout" svg:width="17.13cm" svg:height="0.412cm" svg:x="2cm" svg:y="24.014cm">
          <draw:text-box>
            <text:p text:style-name="P2"><text:span text:style-name="T4">Para cada um dos cenários descritos na seção anterior, implemente as classes e os relacionamentos iden-</text:span></text:p>
          </draw:text-box>
        </draw:frame>
        <draw:frame draw:style-name="gr4" draw:text-style-name="P5" draw:layer="layout" svg:width="17.278cm" svg:height="0.412cm" svg:x="2cm" svg:y="24.492cm">
          <draw:text-box>
            <text:p text:style-name="P2"><text:span text:style-name="T4">tificados utilizando a linguagem de programação Java. Instancie objetos para representar os dados e testar</text:span></text:p>
          </draw:text-box>
        </draw:frame>
        <draw:frame draw:style-name="gr4" draw:text-style-name="P5" draw:layer="layout" svg:width="17.278cm" svg:height="0.412cm" svg:x="2cm" svg:y="24.97cm">
          <draw:text-box>
            <text:p text:style-name="P2"><text:span text:style-name="T4">as relações entre as classes. Certifique-se de utilizar os conceitos de associação, agregação e composição</text:span></text:p>
          </draw:text-box>
        </draw:frame>
        <draw:frame draw:style-name="gr4" draw:text-style-name="P5" draw:layer="layout" svg:width="17.287cm" svg:height="0.412cm" svg:x="2cm" svg:y="25.448cm">
          <draw:text-box>
            <text:p text:style-name="P2"><text:span text:style-name="T4">conforme apropriado para cada caso. Não é necessário implementar toda a funcionalidade do sistema, mas</text:span></text:p>
          </draw:text-box>
        </draw:frame>
        <draw:frame draw:style-name="gr4" draw:text-style-name="P5" draw:layer="layout" svg:width="14.522cm" svg:height="0.412cm" svg:x="2cm" svg:y="25.926cm">
          <draw:text-box>
            <text:p text:style-name="P2"><text:span text:style-name="T4">sim criar as classes e os métodos básicos para demonstrar os relacionamentos entre elas.</text:span></text:p>
          </draw:text-box>
        </draw:frame>
        <draw:frame draw:style-name="gr9" draw:text-style-name="P10" draw:layer="layout" svg:width="0.425cm" svg:height="0.526cm" svg:x="3.97cm" svg:y="26.81cm">
          <draw:text-box>
            <text:p text:style-name="P2"><text:span text:style-name="T9">cb</text:span></text:p>
          </draw:text-box>
        </draw:frame>
        <draw:frame draw:style-name="gr4" draw:text-style-name="P5" draw:layer="layout" svg:width="12.325cm" svg:height="0.412cm" svg:x="4.797cm" svg:y="26.893cm">
          <draw:text-box>
            <text:p text:style-name="P2"><text:span text:style-name="T4">Documento licenciado sob</text:span><text:span text:style-name="T10"> Creative Commons “Atribuição 4.0 Internacionalˮ.</text:span></text:p>
          </draw:text-box>
        </draw:frame>
        <draw:frame draw:style-name="gr10" draw:text-style-name="P8" draw:layer="layout" svg:width="2.191cm" svg:height="0.23cm" svg:x="2cm" svg:y="28.594cm">
          <draw:text-box>
            <text:p text:style-name="P2"><text:span text:style-name="T11">IFSC – Campus São José</text:span></text:p>
          </draw:text-box>
        </draw:frame>
        <draw:frame draw:style-name="gr10" draw:text-style-name="P8" draw:layer="layout" svg:width="0.734cm" svg:height="0.23cm" svg:x="18.277cm" svg:y="28.594cm">
          <draw:text-box>
            <text:p text:style-name="P2"><text:span text:style-name="T11">Página 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CIcons" svg:font-family="CCIcons"/>
    <style:font-face style:name="CCIcons1" svg:font-family="CCIcon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nconsolata" svg:font-family="Inconsolata"/>
    <style:font-face style:name="Inconsolata1" svg:font-family="Inconsolata" style:font-pitch="variable"/>
    <style:font-face style:name="Inter" svg:font-family="Inter"/>
    <style:font-face style:name="Inter1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29T10:11:03.194687481</dc:date>
    <meta:editing-duration>PT1M33S</meta:editing-duration>
    <meta:editing-cycles>1</meta:editing-cycles>
    <meta:document-statistic meta:object-count="74"/>
    <meta:generator>LibreOffice/7.4.7.2$Linux_X86_64 LibreOffice_project/40$Build-2</meta:generator>
  </office:meta>
</office:document-meta>
</file>